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5.487cm" fo:margin-left="-0.199cm" fo:margin-top="0cm" fo:margin-bottom="0cm" table:align="left" style:writing-mode="lr-tb"/>
    </style:style>
    <style:style style:name="Table1.A" style:family="table-column">
      <style:table-column-properties style:column-width="15.487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Table2" style:family="table">
      <style:table-properties style:width="15.487cm" fo:margin-left="-0.199cm" fo:margin-top="0cm" fo:margin-bottom="0cm" table:align="left" style:writing-mode="lr-tb"/>
    </style:style>
    <style:style style:name="Table2.A" style:family="table-column">
      <style:table-column-properties style:column-width="15.48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Table3" style:family="table">
      <style:table-properties style:width="15.487cm" fo:margin-left="-0.199cm" fo:margin-top="0cm" fo:margin-bottom="0cm" table:align="left" style:writing-mode="lr-tb"/>
    </style:style>
    <style:style style:name="Table3.A" style:family="table-column">
      <style:table-column-properties style:column-width="15.487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Table4" style:family="table">
      <style:table-properties style:width="15.487cm" fo:margin-left="-0.199cm" fo:margin-top="0cm" fo:margin-bottom="0cm" table:align="left" style:writing-mode="lr-tb"/>
    </style:style>
    <style:style style:name="Table4.A" style:family="table-column">
      <style:table-column-properties style:column-width="15.487cm"/>
    </style:style>
    <style:style style:name="Table4.1" style:family="table-row">
      <style:table-row-properties style:min-row-height="0.499cm" fo:keep-together="auto"/>
    </style:style>
    <style:style style:name="Table4.A1" style:family="table-cell">
      <style:table-cell-properties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Table5" style:family="table">
      <style:table-properties style:width="15.487cm" fo:margin-left="-0.199cm" fo:margin-top="0cm" fo:margin-bottom="0cm" table:align="left" style:writing-mode="lr-tb"/>
    </style:style>
    <style:style style:name="Table5.A" style:family="table-column">
      <style:table-column-properties style:column-width="15.487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size-complex="10pt"/>
    </style:style>
    <style:style style:name="P4" style:family="paragraph" style:parent-style-name="Standard">
      <style:paragraph-properties fo:margin-top="0cm" fo:margin-bottom="0cm" loext:contextual-spacing="false"/>
    </style:style>
    <style:style style:name="P5" style:family="paragraph" style:parent-style-name="Standard">
      <style:paragraph-properties fo:margin-top="0cm" fo:margin-bottom="0cm" loext:contextual-spacing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margin-top="0cm" fo:margin-bottom="0cm" loext:contextual-spacing="false" fo:text-align="end" style:justify-single-word="fals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7" style:family="paragraph" style:parent-style-name="Standard">
      <style:paragraph-properties fo:margin-top="0cm" fo:margin-bottom="0cm" loext:contextual-spacing="false"/>
      <style:text-properties style:font-name="Arial"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margin-top="0cm" fo:margin-bottom="0cm" loext:contextual-spacing="false" fo:break-before="page"/>
    </style:style>
    <style:style style:name="P9" style:family="paragraph" style:parent-style-name="List_20_Paragraph">
      <style:paragraph-properties fo:margin-top="0cm" fo:margin-bottom="0cm" loext:contextual-spacing="false"/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margin-left="0.635cm" fo:margin-right="0cm" fo:margin-top="0cm" fo:margin-bottom="0cm" loext:contextual-spacing="false" fo:text-align="end" style:justify-single-word="false" fo:text-indent="0cm" style:auto-text-indent="false"/>
      <style:text-properties style:font-name="Arial" fo:font-size="10pt" fo:font-weight="bold" style:font-size-asian="10pt" style:font-weight-asian="bold" style:font-size-complex="10pt"/>
    </style:style>
    <style:style style:name="P11" style:family="paragraph" style:parent-style-name="List_20_Paragraph">
      <style:paragraph-properties fo:margin-left="1.27cm" fo:margin-right="0cm" fo:margin-top="0cm" fo:margin-bottom="0cm" loext:contextual-spacing="false" fo:text-indent="0cm" style:auto-text-indent="false"/>
      <style:text-properties style:text-underline-style="none" fo:font-weight="normal" style:font-weight-asian="normal" style:font-weight-complex="normal"/>
    </style:style>
    <style:style style:name="P12" style:family="paragraph" style:parent-style-name="List_20_Paragraph">
      <style:paragraph-properties fo:margin-left="1.27cm" fo:margin-right="0cm" fo:margin-top="0cm" fo:margin-bottom="0cm" loext:contextual-spacing="false" fo:line-height="115%" fo:text-align="start" style:justify-single-word="false" fo:orphans="2" fo:widows="2" fo:text-indent="0cm" style:auto-text-indent="false" style:writing-mode="lr-tb"/>
      <style:text-properties style:text-underline-style="none" fo:font-weight="normal" style:font-weight-asian="normal" style:font-weight-complex="normal"/>
    </style:style>
    <style:style style:name="P13" style:family="paragraph" style:parent-style-name="List_20_Paragraph">
      <style:paragraph-properties fo:margin-left="0.801cm" fo:margin-right="0cm" fo:margin-top="0cm" fo:margin-bottom="0cm" loext:contextual-spacing="false" fo:line-height="115%" fo:text-align="start" style:justify-single-word="false" fo:orphans="2" fo:widows="2" fo:text-indent="0cm" style:auto-text-indent="false" style:writing-mode="lr-tb"/>
      <style:text-properties style:text-underline-style="none" fo:font-weight="normal" style:font-weight-asian="normal" style:font-weight-complex="normal"/>
    </style:style>
    <style:style style:name="P14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style:font-name="Arial" fo:font-size="10pt" fo:font-weight="bold" style:font-size-asian="10pt" style:font-weight-asian="bold" style:font-size-complex="10pt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0pt" fo:language="en" fo:country="US" style:font-size-asian="10pt" style:font-size-complex="10pt"/>
    </style:style>
    <style:style style:name="P17" style:family="paragraph" style:parent-style-name="Standard">
      <style:paragraph-properties fo:margin-top="0cm" fo:margin-bottom="0cm" loext:contextual-spacing="false"/>
      <style:text-properties style:font-name="Arial" fo:font-size="10pt" fo:font-weight="bold" style:font-size-asian="10pt" style:font-weight-asian="bold" style:font-size-complex="10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Arial" fo:font-size="10pt" fo:font-weight="bold" style:font-size-asian="10pt" style:font-weight-asian="bold" style:font-size-complex="10pt"/>
    </style:style>
    <style:style style:name="P19" style:family="paragraph" style:parent-style-name="Standard">
      <style:paragraph-properties fo:margin-top="0cm" fo:margin-bottom="0cm" loext:contextual-spacing="false" fo:text-align="end" style:justify-single-word="false"/>
      <style:text-properties style:font-name="Arial" fo:font-size="10pt" fo:font-weight="bold" style:font-size-asian="10pt" style:font-weight-asian="bold" style:font-size-complex="10pt"/>
    </style:style>
    <style:style style:name="P20" style:family="paragraph" style:parent-style-name="Standard">
      <style:paragraph-properties fo:margin-top="0cm" fo:margin-bottom="0cm" loext:contextual-spacing="false"/>
      <style:text-properties style:font-name="Arial" fo:font-size="10pt" style:text-underline-style="none" fo:font-weight="bold" style:font-size-asian="10pt" style:font-weight-asian="bold" style:font-size-complex="10pt"/>
    </style:style>
    <style:style style:name="P21" style:family="paragraph" style:parent-style-name="Standard">
      <style:paragraph-properties fo:margin-top="0cm" fo:margin-bottom="0cm" loext:contextual-spacing="false"/>
      <style:text-properties style:font-name="Arial" fo:font-size="10pt" style:text-underline-style="none" fo:font-weight="bold" officeooo:paragraph-rsid="001ce0fd" style:font-size-asian="10pt" style:font-weight-asian="bold" style:font-size-complex="10pt"/>
    </style:style>
    <style:style style:name="P22" style:family="paragraph" style:parent-style-name="Standard">
      <style:text-properties style:font-name="Arial" fo:font-size="10pt" fo:font-weight="bold" style:font-size-asian="10pt" style:font-weight-asian="bold" style:font-size-complex="10pt"/>
    </style:style>
    <style:style style:name="P23" style:family="paragraph" style:parent-style-name="Standard">
      <style:paragraph-properties fo:padding-left="0.141cm" fo:padding-right="0.141cm" fo:padding-top="0.035cm" fo:padding-bottom="0.035cm" fo:border="0.51pt solid #00000a"/>
      <style:text-properties style:font-name="Arial" fo:font-size="10pt" fo:font-weight="bold" style:font-size-asian="10pt" style:font-weight-asian="bold" style:font-size-complex="10pt"/>
    </style:style>
    <style:style style:name="P24" style:family="paragraph" style:parent-style-name="List_20_Paragraph" style:list-style-name="WWNum2">
      <style:text-properties style:font-name="Arial" fo:font-size="10pt" style:font-size-asian="10pt" style:font-size-complex="10pt"/>
    </style:style>
    <style:style style:name="P25" style:family="paragraph" style:parent-style-name="List_20_Paragraph" style:list-style-name="WWNum1">
      <style:paragraph-properties fo:margin-top="0cm" fo:margin-bottom="0cm" loext:contextual-spacing="false"/>
    </style:style>
    <style:style style:name="P26" style:family="paragraph" style:parent-style-name="List_20_Paragraph">
      <style:paragraph-properties fo:margin-top="0cm" fo:margin-bottom="0cm" loext:contextual-spacing="false"/>
      <style:text-properties style:font-name="Arial" fo:font-size="10pt" style:font-size-asian="10pt" style:font-size-complex="10pt"/>
    </style:style>
    <style:style style:name="P27" style:family="paragraph" style:parent-style-name="List_20_Paragraph" style:list-style-name="WWNum1">
      <style:paragraph-properties fo:margin-top="0cm" fo:margin-bottom="0cm" loext:contextual-spacing="false"/>
      <style:text-properties style:font-name="Arial" fo:font-size="10pt" style:font-size-asian="10pt" style:font-size-complex="10pt"/>
    </style:style>
    <style:style style:name="P28" style:family="paragraph" style:parent-style-name="List_20_Paragraph" style:list-style-name="WWNum4">
      <style:paragraph-properties fo:margin-top="0cm" fo:margin-bottom="0cm" loext:contextual-spacing="false"/>
      <style:text-properties style:font-name="Arial" fo:font-size="10pt" style:font-size-asian="10pt" style:font-size-complex="10pt"/>
    </style:style>
    <style:style style:name="P29" style:family="paragraph" style:parent-style-name="List_20_Paragraph" style:list-style-name="WWNum5">
      <style:paragraph-properties fo:margin-top="0cm" fo:margin-bottom="0cm" loext:contextual-spacing="false"/>
      <style:text-properties style:font-name="Arial" fo:font-size="10pt" style:font-size-asian="10pt" style:font-size-complex="10pt"/>
    </style:style>
    <style:style style:name="P30" style:family="paragraph" style:parent-style-name="List_20_Paragraph" style:list-style-name="WWNum3">
      <style:paragraph-properties fo:margin-top="0cm" fo:margin-bottom="0cm" loext:contextual-spacing="false" fo:line-height="100%"/>
      <style:text-properties style:font-name="Arial" fo:font-size="10pt" style:font-size-asian="10pt" style:font-size-complex="10pt"/>
    </style:style>
    <style:style style:name="P31" style:family="paragraph" style:parent-style-name="List_20_Paragraph" style:list-style-name="WWNum3">
      <style:paragraph-properties fo:margin-top="0cm" fo:margin-bottom="0cm" loext:contextual-spacing="false"/>
      <style:text-properties style:font-name="Arial" fo:font-size="10pt" style:font-size-asian="10pt" style:font-size-complex="10pt"/>
    </style:style>
    <style:style style:name="P32" style:family="paragraph" style:parent-style-name="List_20_Paragraph" style:list-style-name="WWNum2">
      <style:paragraph-properties fo:margin-top="0cm" fo:margin-bottom="0cm" loext:contextual-spacing="false"/>
      <style:text-properties style:font-name="Arial" fo:font-size="10pt" style:font-size-asian="10pt" style:font-size-complex="10pt"/>
    </style:style>
    <style:style style:name="P33" style:family="paragraph" style:parent-style-name="List_20_Paragraph" style:list-style-name="WWNum4">
      <style:paragraph-properties fo:margin-top="0cm" fo:margin-bottom="0cm" loext:contextual-spacing="false"/>
      <style:text-properties style:font-name="Arial" fo:font-size="10pt" officeooo:rsid="001d812e" officeooo:paragraph-rsid="001d812e" style:font-size-asian="10pt" style:font-size-complex="10pt"/>
    </style:style>
    <style:style style:name="P34" style:family="paragraph" style:parent-style-name="List_20_Paragraph" style:list-style-name="WWNum4">
      <style:paragraph-properties fo:margin-top="0cm" fo:margin-bottom="0cm" loext:contextual-spacing="false"/>
    </style:style>
    <style:style style:name="P35" style:family="paragraph" style:parent-style-name="List_20_Paragraph" style:list-style-name="WWNum7">
      <style:paragraph-properties fo:margin-left="0.801cm" fo:margin-right="0cm" fo:margin-top="0cm" fo:margin-bottom="0cm" loext:contextual-spacing="false" fo:line-height="115%" fo:text-align="start" style:justify-single-word="false" fo:orphans="2" fo:widows="2" fo:text-indent="0cm" style:auto-text-indent="false" style:writing-mode="lr-tb"/>
    </style:style>
    <style:style style:name="P36" style:family="paragraph" style:parent-style-name="List_20_Paragraph" style:list-style-name="WWNum7">
      <style:paragraph-properties fo:margin-left="0.801cm" fo:margin-right="0cm" fo:margin-top="0cm" fo:margin-bottom="0cm" loext:contextual-spacing="false" fo:line-height="115%" fo:text-align="start" style:justify-single-word="false" fo:orphans="2" fo:widows="2" fo:text-indent="0cm" style:auto-text-indent="false" style:writing-mode="lr-tb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37" style:family="paragraph" style:parent-style-name="List_20_Paragraph">
      <style:paragraph-properties fo:margin-left="0cm" fo:margin-right="0cm" fo:margin-top="0cm" fo:margin-bottom="0cm" loext:contextual-spacing="false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8" style:family="paragraph" style:parent-style-name="List_20_Paragraph">
      <style:paragraph-properties fo:margin-left="0cm" fo:margin-right="0cm" fo:margin-top="0cm" fo:margin-bottom="0cm" loext:contextual-spacing="false" fo:text-indent="0cm" style:auto-text-indent="false"/>
      <style:text-properties officeooo:paragraph-rsid="001f8064"/>
    </style:style>
    <style:style style:name="P39" style:family="paragraph" style:parent-style-name="List_20_Paragraph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style:writing-mode="lr-tb"/>
    </style:style>
    <style:style style:name="P40" style:family="paragraph" style:parent-style-name="Footer">
      <style:text-properties fo:color="#808080" fo:font-size="10pt" style:font-size-asian="10pt" style:font-size-complex="10pt"/>
    </style:style>
    <style:style style:name="T1" style:family="text">
      <style:text-properties fo:color="#808080" fo:font-size="10pt" style:font-size-asian="10pt" style:font-size-complex="10pt"/>
    </style:style>
    <style:style style:name="T2" style:family="text">
      <style:text-properties style:font-name="Arial" fo:font-size="10pt" fo:font-weight="bold" style:font-size-asian="10pt" style:font-weight-asian="bold" style:font-size-complex="10pt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font-name="Arial" fo:font-size="10pt" officeooo:rsid="001d812e" style:font-size-asian="10pt" style:font-size-complex="10pt"/>
    </style:style>
    <style:style style:name="T5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6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7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9" style:family="text"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color="#262626" style:text-outline="false" style:font-name="Arial" fo:font-size="10pt" fo:letter-spacing="normal" style:font-size-asian="10pt" style:font-size-complex="10pt"/>
    </style:style>
    <style:style style:name="T11" style:family="text">
      <style:text-properties officeooo:rsid="001d81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Zineddine Chergui </text:p>
      <text:p text:style-name="P15">312-840 rue du pré-laurin</text:p>
      <text:p text:style-name="P16">Montréal QC H1R 2P7</text:p>
      <text:p text:style-name="P16">438 401 7581</text:p>
      <text:p text:style-name="P15">Courriel : zine.d.chergui@gmail.com</text:p>
      <text:p text:style-name="P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8">Profil</text:p>
          </table:table-cell>
        </table:table-row>
      </table:table>
      <text:list xml:id="list1768684891273053227" text:style-name="WWNum1">
        <text:list-item>
          <text:p text:style-name="P25"><text:span text:style-name="T3">Technicien en télécommunication </text:span><text:span text:style-name="T4">et</text:span><text:span text:style-name="T3"> <text:s/>en électro</text:span><text:bookmark text:name="_GoBack"/><text:span text:style-name="T3">nique;</text:span></text:p>
        </text:list-item>
        <text:list-item>
          <text:p text:style-name="P27">Expérience de plus de 08 ans comme technicien de son à la radio;</text:p>
        </text:list-item>
        <text:list-item>
          <text:p text:style-name="P27">Formation en télécommunications .</text:p>
        </text:list-item>
        <text:list-item>
          <text:p text:style-name="P27">Formation ( CCNA1,CCNA2,CCNA3,CCNA4',VoIP,Câblage ); </text:p>
        </text:list-item>
        <text:list-item>
          <text:p text:style-name="P27">Langues parlées et écrites : français, anglais,arabe .</text:p>
        </text:list-item>
        <text:list-item>
          <text:p text:style-name="P27">Qualités professionnelles : Facilité au travail d’équipe, rapidité d’exécution, minutie et communication;</text:p>
        </text:list-item>
        <text:list-item>
          <text:p text:style-name="P27">Déploiement des solutions technologiques <text:span text:style-name="T11">dans un cadre</text:span> supervisé ;</text:p>
        </text:list-item>
        <text:list-item>
          <text:p text:style-name="P27">Permis de conduire classe 5;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8">Compétences</text:p>
          </table:table-cell>
        </table:table-row>
      </table:table>
      <text:list xml:id="list494724443467763300" text:style-name="WWNum4">
        <text:list-item>
          <text:p text:style-name="P28">Maintenance électronique; <text:tab/><text:tab/><text:tab/><text:tab/><text:tab/><text:tab/></text:p>
        </text:list-item>
        <text:list-item>
          <text:p text:style-name="P28">Schématisation (Fabrication de circuits électroniques);</text:p>
        </text:list-item>
        <text:list-item>
          <text:p text:style-name="P33">Maitrise des logiciels d'audiovisuel (Logic pro x,Final cut pro x, Adobe Audition,Audacity,Cubase);</text:p>
        </text:list-item>
        <text:list-item>
          <text:p text:style-name="P28">Configuration de Réseaux Cisco , TCP/IP;<text:tab/></text:p>
        </text:list-item>
        <text:list-item>
          <text:p text:style-name="P34"><text:span text:style-name="T3">Connaissance des technologies </text:span><text:span text:style-name="T10">(LAN / WAN / Sans-Fil / Communications numériques / Services de réseau)</text:span><text:span text:style-name="T3"><text:tab/>;</text:span></text:p>
        </text:list-item>
        <text:list-item>
          <text:p text:style-name="P28">Services de réseau (DNS / DHCP / AD / Pare-Feu);<text:tab/><text:tab/></text:p>
        </text:list-item>
        <text:list-item>
          <text:p text:style-name="P28">Connaissances des systèmes opératifs (Mac Os, Win7, Virtual box, Linux );<text:tab/></text:p>
        </text:list-item>
        <text:list-item>
          <text:p text:style-name="P28">Connaissances dans les logiciels : Packet Tracer, Conception Assiste par ordinateur (Power Logic ,Power PCB) .<text:tab/></text:p>
        </text:list-item>
        <text:list-item>
          <text:p text:style-name="P28"><text:span text:style-name="T11">Connaissance accrue du protocole MIDI (GM,GS,XG)</text:span><text:tab/><text:tab/></text:p>
        </text:list-item>
      </text:list>
      <text:p text:style-name="P9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8">Tableau technique</text:p>
          </table:table-cell>
        </table:table-row>
      </table:table>
      <text:p text:style-name="P9">Utilisation <text:s/>des appareils de mesures (voltmètre, ampèremètre, ohmmètre); oscilloscope, analyseur de spectre; ordinateur, configuration de réseau, utilisation de protocole .</text:p>
      <text:p text:style-name="P9">Utilisation de <text:s/>manuels et documentation technique. </text:p>
      <text:p text:style-name="P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8">Formation académique</text:p>
          </table:table-cell>
        </table:table-row>
      </table:table>
      <text:list xml:id="list1606027889301473716" text:style-name="WWNum5">
        <text:list-item>
          <text:p text:style-name="P29">Cégep St Laurent<text:tab/><text:tab/><text:tab/><text:tab/><text:tab/><text:tab/> <text:s text:c="3"/>2015-fin Janvier 2017</text:p>
        </text:list-item>
      </text:list>
      <text:p text:style-name="P9">AEC en Réseaux de télécommunication Internet</text:p>
      <text:p text:style-name="P9"/>
      <text:list xml:id="list212353220728498" text:continue-list="list1768684891273053227" text:style-name="WWNum1">
        <text:list-item>
          <text:p text:style-name="P27">D.E.P en réfrigération et climatisation Industriels, Institut de Formation Professionnelle, Algérie <text:s text:c="113"/>1995-1998</text:p>
        </text:list-item>
      </text:list>
      <text:p text:style-name="P9"/>
      <text:list xml:id="list212353931859779" text:continue-numbering="true" text:style-name="WWNum1">
        <text:list-item>
          <text:p text:style-name="P27">D.E.C en génie électricité, Technicum, Algérie<text:tab/><text:tab/> <text:s text:c="9"/>1 <text:s text:c="21"/>1992-1995</text:p>
        </text:list-item>
      </text:list>
      <text:p text:style-name="P9"/>
      <text:p text:style-name="P9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8">Expériences professionnelles</text:p>
          </table:table-cell>
        </table:table-row>
      </table:table>
      <text:p text:style-name="P2"/>
      <text:p text:style-name="P2"><text:soft-page-break/></text:p>
      <text:p text:style-name="P3"><text:bookmark text:name="__UnoMark__327_1234494123"/>Technicien en télécommunication</text:p>
      <text:p text:style-name="Standard"><text:span text:style-name="T5">Cégep St Laurent</text:span><text:span text:style-name="T2"><text:tab/><text:tab/><text:tab/> <text:s text:c="72"/></text:span><text:span text:style-name="T7">2015-2017</text:span></text:p>
      <text:list xml:id="list3748379494582449512" text:style-name="WWNum3">
        <text:list-item>
          <text:p text:style-name="P30">configurations de topologies et architectures réseau (TCP/IP, LAN, WAN) ;</text:p>
        </text:list-item>
        <text:list-item>
          <text:p text:style-name="P30">Installation et configuration de Win 7, Win server 2008, Linux Centos 6</text:p>
        </text:list-item>
        <text:list-item>
          <text:p text:style-name="P31">Fabrication et tests d’amplificateur audio classe B ;</text:p>
        </text:list-item>
        <text:list-item>
          <text:p text:style-name="P31">Réalisation et configuration en laboratoire de réseau vois sur IP (VoIP) ;</text:p>
        </text:list-item>
      </text:list>
      <text:p text:style-name="P9"/>
      <text:p text:style-name="P37">Metteur en ondes et animateur</text:p>
      <text:p text:style-name="P38"><text:span text:style-name="T5">Radio CIBL 101,5 Montréal </text:span><text:span text:style-name="T8"><text:s text:c="88"/>2015 à ce jour</text:span></text:p>
      <text:p text:style-name="P38"><text:span text:style-name="T8"/></text:p>
      <text:list xml:id="list1300154266128483565" text:style-name="WWNum7">
        <text:list-item>
          <text:p text:style-name="P36">Aiguiller la table de mixage ;</text:p>
        </text:list-item>
        <text:list-item>
          <text:p text:style-name="P36">Préparer les chansons en ordre ;</text:p>
        </text:list-item>
        <text:list-item>
          <text:p text:style-name="P35"><text:span text:style-name="T8">Produire des indicatifs </text:span><text:bookmark-start text:name="__UnoMark__311_1234494123"/><text:bookmark-start text:name="__UnoMark__310_1234494123"/><text:span text:style-name="T8">radio-sonores</text:span><text:bookmark-end text:name="__UnoMark__311_1234494123"/><text:bookmark-end text:name="__UnoMark__310_1234494123"/><text:span text:style-name="T8"> ;</text:span></text:p>
        </text:list-item>
        <text:list-item>
          <text:p text:style-name="P36">Animer une émission culturelle ; <text:s text:c="9"/></text:p>
        </text:list-item>
      </text:list>
      <text:p text:style-name="P13"/>
      <text:p text:style-name="P39"><text:span text:style-name="T9">Opérateur de prise de son </text:span><text:span text:style-name="T8"><text:s text:c="4"/></text:span></text:p>
      <text:p text:style-name="P39"><text:span text:style-name="T5">Radio publique Algérienne </text:span><text:span text:style-name="T8"><text:s text:c="95"/>2006-2014 <text:s text:c="2"/></text:span></text:p>
      <text:p text:style-name="P12"/>
      <text:list xml:id="list212354910530501" text:continue-numbering="true" text:style-name="WWNum7">
        <text:list-item>
          <text:p text:style-name="P36">Enregistrer les orchestres de musique ;</text:p>
        </text:list-item>
        <text:list-item>
          <text:p text:style-name="P36">Faire la mise en ondes radio ;</text:p>
        </text:list-item>
        <text:list-item>
          <text:p text:style-name="P36">Conception de publicités radiophoniques ;</text:p>
        </text:list-item>
        <text:list-item>
          <text:p text:style-name="P36">Maintenir le réseau informatique interne de la radio ; <text:s text:c="7"/></text:p>
        </text:list-item>
      </text:list>
      <text:p text:style-name="P11"/>
      <text:p text:style-name="P23">Bénévolat et actions sociales</text:p>
      <text:p text:style-name="P7">Réalisateur et technicien</text:p>
      <text:p text:style-name="P4"><text:span text:style-name="T6">Web-TV Radio Québec-Plus</text:span><text:span text:style-name="T3"><text:tab/> <text:s text:c="13"/><text:tab/><text:tab/> <text:s text:c="40"/>2015 à ce jour</text:span></text:p>
      <text:p text:style-name="P9"/>
      <text:list xml:id="list3721990874957937678" text:style-name="WWNum2">
        <text:list-item>
          <text:p text:style-name="P32">Préparer tout le matériel nécessaire (caméras, éclairages, console de son) ; </text:p>
        </text:list-item>
        <text:list-item>
          <text:p text:style-name="P32">Faire le suivi avec les invités du jour ; </text:p>
        </text:list-item>
        <text:list-item>
          <text:p text:style-name="P32">Effectuer L’aiguillage audiovisuel ;</text:p>
        </text:list-item>
        <text:list-item>
          <text:p text:style-name="P32">Débogage et réparation de matériel défectueux ;</text:p>
        </text:list-item>
      </text:list>
      <text:p text:style-name="P9"/>
      <text:p text:style-name="P7">Agent de communication</text:p>
      <text:p text:style-name="P4"><text:span text:style-name="T6">Association humanitaire de lutte contre le SIDA (Annis)</text:span><text:span text:style-name="T3"><text:tab/> <text:s text:c="46"/>2007-2014</text:span></text:p>
      <text:p text:style-name="P9"/>
      <text:list xml:id="list212354136448124" text:continue-numbering="true" text:style-name="WWNum2">
        <text:list-item>
          <text:p text:style-name="P32">Animer environ 20 spectacles (concerts, galas) ;</text:p>
        </text:list-item>
        <text:list-item>
          <text:p text:style-name="P24">Planifier des spectacles de charité ;</text:p>
        </text:list-item>
        <text:list-item>
          <text:p text:style-name="P24">Négocier des contrats </text:p>
        </text:list-item>
        <text:list-item>
          <text:p text:style-name="P24">Communiquer avec les différents organes de presse (TV, Radios, Journaux, Médias sociaux) ;</text:p>
        </text:list-item>
      </text:list>
      <text:p text:style-name="P21"><text:s text:c="45"/>Références fournies sur demande</text:p>
      <text:p text:style-name="P21"><text:s text:c="42"/></text:p>
      <text:p text:style-name="P20"><text:soft-page-break/></text:p>
      <text:p text:style-name="P6"/>
      <text:p text:style-name="P9"/>
      <text:p text:style-name="P10"/>
      <text:p text:style-name="P7"/>
      <text:p text:style-name="P19"/>
      <text:p text:style-name="P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CA" style:letter-kerning="true" style:font-name-asian="Tahoma" style:font-size-asian="10pt" style:language-asian="fr" style:country-asian="CA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fr" fo:country="CA" style:letter-kerning="true" style:font-name-asian="Tahoma" style:font-size-asian="10pt" style:language-asian="fr" style:country-asian="CA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fr" fo:country="CA" style:font-name-asian="Tahoma" style:font-family-asian="Tahoma" style:font-family-generic-asian="system" style:font-pitch-asian="variable" style:font-size-asian="11pt" style:language-asian="fr" style:country-asian="CA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Arial" fo:font-family="Arial" style:font-family-generic="roman" style:font-pitch="variable"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="Arial" fo:font-family="Arial" style:font-family-generic="roman" style:font-pitch="variable"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="Arial" fo:font-family="Arial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76" style:display-name="ListLabel 76" style:family="text">
      <style:text-properties style:font-name="Arial" fo:font-family="Arial" style:font-family-generic="roman" style:font-pitch="variable" fo:font-size="10pt" style:font-size-asian="12pt"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="Arial" fo:font-family="Arial" style:font-family-generic="roman" style:font-pitch="variable" fo:font-size="10pt" style:font-size-asian="12pt"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="Arial" fo:font-family="Arial" style:font-family-generic="roman" style:font-pitch="variable" fo:font-size="10pt"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="Arial" fo:font-family="Arial" style:font-family-generic="roman" style:font-pitch="variable" fo:font-size="10pt"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="Arial" fo:font-family="Arial" style:font-family-generic="roman" style:font-pitch="variable" fo:font-size="10pt" style:font-size-asian="12pt"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Symbol1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-complex="Symbol1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Symbol1" style:font-family-complex="Symbol" style:font-family-generic-complex="system" style:font-pitch-complex="variable"/>
    </style:style>
    <style:style style:name="ListLabel_20_126" style:display-name="ListLabel 126" style:family="text">
      <style:text-properties style:font-name-complex="Symbol1" style:font-family-complex="Symbol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Symbol1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-complex="Symbol1" style:font-family-complex="Symbol" style:font-family-generic-complex="system" style:font-pitch-complex="variable"/>
    </style:style>
    <style:style style:name="ListLabel_20_130" style:display-name="ListLabel 130" style:family="text">
      <style:text-properties style:font-name="Arial" fo:font-family="Arial" style:font-family-generic="roman" style:font-pitch="variable" fo:font-size="10pt"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Symbol1" style:font-family-complex="Symbol" style:font-family-generic-complex="system" style:font-pitch-complex="variable"/>
    </style:style>
    <style:style style:name="ListLabel_20_132" style:display-name="ListLabel 132" style:family="text">
      <style:text-properties style:font-name-complex="Symbol1" style:font-family-complex="Symbol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Symbol1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Symbol1" style:font-family-complex="Symbol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Symbol1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Symbol1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7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8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8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8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8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90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9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9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0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0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0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1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1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1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1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2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2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12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3" text:style-name="ListLabel_20_12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12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6" text:style-name="ListLabel_20_126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7" text:style-name="ListLabel_20_127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ListLabel_20_128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9" text:style-name="ListLabel_20_129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3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3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ListLabel_20_13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ListLabel_20_13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34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135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37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138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text-properties fo:color="#808080" fo:font-size="10pt" style:font-size-asian="10pt" style:font-size-complex="10pt"/>
    </style:style>
    <style:style style:name="MT1" style:family="text">
      <style:text-properties fo:color="#808080"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.54cm" fo:margin-bottom="1.249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Zineddine Chergui<text:tab/></text:span><text:a xlink:type="simple" xlink:href="mailto:vzarate@hotmail.fr" text:style-name="Internet_20_link" text:visited-style-name="Visited_20_Internet_20_Link"><text:span text:style-name="Internet_20_link"><text:span text:style-name="MT1">z</text:span></text:span></text:a><text:span text:style-name="MT1">ine.d.chergui@gmail.com<text:tab/></text:span><text:span text:style-name="MT1"><text:page-number text:select-page="current">4</text:page-number></text:span></text:p>
        <text:p text:style-name="MP2"><text:tab/>438 401-758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8:30:00</meta:creation-date>
    <meta:initial-creator>Zarate Ruiz Veronica</meta:initial-creator>
    <dc:language>fr-FR</dc:language>
    <meta:print-date>2016-10-12T01:36:24</meta:print-date>
    <dc:date>2016-11-09T21:23:52.774790000</dc:date>
    <meta:editing-cycles>12</meta:editing-cycles>
    <meta:editing-duration>P1DT20H23M57S</meta:editing-duration>
    <meta:generator>LibreOffice/5.0.6.3$MacOSX_X86_64 LibreOffice_project/490fc03b25318460cfc54456516ea2519c11d1aa</meta:generator>
    <meta:document-statistic meta:table-count="5" meta:image-count="0" meta:object-count="0" meta:page-count="4" meta:paragraph-count="68" meta:word-count="483" meta:character-count="3825" meta:non-whitespace-character-count="2796"/>
    <meta:user-defined meta:name="AppVersion">15.0000</meta:user-defined>
    <meta:user-defined meta:name="Company">C.S. Marguerite-Bourgeoy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